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Calibri" officeooo:paragraph-rsid="00189483"/>
    </style:style>
    <style:style style:name="P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Calibri" fo:font-size="12pt" fo:font-weight="bold" officeooo:paragraph-rsid="00189483" style:font-name-asian="Calibri1" style:font-size-asian="12pt" style:font-weight-asian="bold" style:font-name-complex="Calibri1" style:font-size-complex="12pt" style:font-weight-complex="bold"/>
    </style:style>
    <style:style style:name="P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Calibri" fo:font-size="12pt" fo:font-weight="bold" officeooo:paragraph-rsid="00195749" style:font-name-asian="Calibri1" style:font-size-asian="12pt" style:font-weight-asian="bold" style:font-name-complex="Calibri1" style:font-size-complex="12pt" style:font-weight-complex="bold"/>
    </style:style>
    <style:style style:name="P4" style:family="paragraph" style:parent-style-name="Standard">
      <style:paragraph-properties fo:margin-top="0cm" fo:margin-bottom="0cm" loext:contextual-spacing="false" fo:line-height="115%"/>
      <style:text-properties style:font-name="Calibri" fo:font-size="12pt" fo:font-weight="bold" officeooo:paragraph-rsid="00189483" style:font-name-asian="Calibri1" style:font-size-asian="12pt" style:font-weight-asian="bold" style:font-name-complex="Calibri1" style:font-size-complex="12pt" style:font-weight-complex="bold"/>
    </style:style>
    <style:style style:name="P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Calibri" fo:font-size="12pt" fo:font-weight="bold" officeooo:paragraph-rsid="001b4b66" style:font-name-asian="Calibri1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1c1c1c" style:font-name="Calibri" fo:font-size="10pt" fo:font-weight="normal" officeooo:rsid="0007e8f9" officeooo:paragraph-rsid="00189483" style:font-name-asian="Calibri1" style:font-size-asian="10pt" style:font-weight-asian="normal" style:font-name-complex="Calibri1" style:font-size-complex="10pt" style:font-weight-complex="normal"/>
    </style:style>
    <style:style style:name="P7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1c1c1c" style:font-name="Calibri" fo:font-size="10pt" fo:font-weight="normal" officeooo:rsid="000fc7a6" officeooo:paragraph-rsid="00189483" style:font-name-asian="Calibri1" style:font-size-asian="10pt" style:font-weight-asian="normal" style:font-name-complex="Calibri1" style:font-size-complex="10pt" style:font-weight-complex="normal"/>
    </style:style>
    <style:style style:name="P8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1c1c1c" style:font-name="Calibri" fo:font-size="10pt" fo:font-weight="normal" officeooo:rsid="0010b52d" officeooo:paragraph-rsid="00189483" style:font-name-asian="Calibri1" style:font-size-asian="10pt" style:font-weight-asian="normal" style:font-name-complex="Calibri1" style:font-size-complex="10pt" style:font-weight-complex="normal"/>
    </style:style>
    <style:style style:name="P9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1c1c1c" style:font-name="Calibri" fo:font-size="10pt" fo:font-weight="normal" officeooo:rsid="00189483" officeooo:paragraph-rsid="00189483" style:font-name-asian="Calibri1" style:font-size-asian="10pt" style:font-weight-asian="normal" style:font-name-complex="Calibri1" style:font-size-complex="10pt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1c1c1c" style:font-name="Calibri" fo:font-size="10pt" fo:font-weight="bold" officeooo:rsid="00120ab9" officeooo:paragraph-rsid="00195749" style:font-name-asian="Calibri1" style:font-size-asian="10pt" style:font-weight-asian="bold" style:font-name-complex="Calibri1" style:font-size-complex="10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1c1c1c" style:font-name="Calibri" fo:font-size="12pt" fo:font-weight="normal" officeooo:rsid="0006de03" officeooo:paragraph-rsid="00189483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1c1c1c" style:font-name="Calibri" fo:font-size="12pt" fo:font-weight="normal" officeooo:rsid="0007e8f9" officeooo:paragraph-rsid="00189483" style:font-name-asian="Calibri1" style:font-size-asian="12pt" style:font-weight-asian="normal" style:font-name-complex="Calibri1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1c1c1c" style:font-name="Calibri" fo:font-size="12pt" fo:font-weight="normal" officeooo:rsid="000fc7a6" officeooo:paragraph-rsid="00189483" style:font-name-asian="Calibri1" style:font-size-asian="12pt" style:font-weight-asian="normal" style:font-name-complex="Calibri1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1c1c1c" style:font-name="Calibri" fo:font-size="12pt" fo:font-weight="normal" officeooo:rsid="00120ab9" officeooo:paragraph-rsid="00195749" style:font-name-asian="Calibri1" style:font-size-asian="12pt" style:font-weight-asian="normal" style:font-name-complex="Calibri1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1c1c1c" style:font-name="Calibri" fo:font-size="12pt" fo:font-weight="normal" officeooo:rsid="00139549" officeooo:paragraph-rsid="001b4b66" style:font-name-asian="Calibri1" style:font-size-asian="12pt" style:font-weight-asian="normal" style:font-name-complex="Calibri1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1c1c1c" style:font-name="Calibri" fo:font-size="12pt" fo:font-weight="bold" officeooo:rsid="0007e8f9" officeooo:paragraph-rsid="00189483" style:font-name-asian="Calibri1" style:font-size-asian="12pt" style:font-weight-asian="bold" style:font-name-complex="Calibri1" style:font-size-complex="12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1c1c1c" style:font-name="Calibri" fo:font-size="12pt" fo:font-weight="bold" officeooo:rsid="0010b52d" officeooo:paragraph-rsid="00189483" style:font-name-asian="Calibri1" style:font-size-asian="12pt" style:font-weight-asian="bold" style:font-name-complex="Calibri1" style:font-size-complex="12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1c1c1c" style:font-name="Calibri" fo:font-size="12pt" fo:font-weight="bold" officeooo:rsid="0010b52d" officeooo:paragraph-rsid="00195749" style:font-name-asian="Calibri1" style:font-size-asian="12pt" style:font-weight-asian="bold" style:font-name-complex="Calibri1" style:font-size-complex="12pt" style:font-weight-complex="bold"/>
    </style:style>
    <style:style style:name="P19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1c1c1c" style:font-name="Calibri" fo:font-size="12pt" fo:font-weight="bold" officeooo:rsid="00195749" officeooo:paragraph-rsid="00195749" style:font-name-asian="Calibri1" style:font-size-asian="12pt" style:font-weight-asian="bold" style:font-name-complex="Calibri1" style:font-size-complex="12pt" style:font-weight-complex="bold"/>
    </style:style>
    <style:style style:name="P20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1c1c1c" style:font-name="Calibri" fo:font-size="12pt" fo:font-weight="bold" officeooo:rsid="00120ab9" officeooo:paragraph-rsid="00195749" style:font-name-asian="Calibri1" style:font-size-asian="12pt" style:font-weight-asian="bold" style:font-name-complex="Calibri1" style:font-size-complex="12pt" style:font-weight-complex="bold"/>
    </style:style>
    <style:style style:name="P2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1c1c1c" style:font-name="Calibri" fo:font-size="12pt" fo:font-weight="bold" officeooo:rsid="00139549" officeooo:paragraph-rsid="001b4b66" style:font-name-asian="Calibri1" style:font-size-asian="12pt" style:font-weight-asian="bold" style:font-name-complex="Calibri1" style:font-size-complex="12pt" style:font-weight-complex="bold"/>
    </style:style>
    <style:style style:name="P2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1c1c1c" style:font-name="Calibri" fo:font-size="12pt" fo:font-style="normal" fo:font-weight="normal" officeooo:rsid="0016a9d6" officeooo:paragraph-rsid="001b4b66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1c1c1c" style:font-name="Calibri" fo:font-weight="normal" officeooo:rsid="00120ab9" officeooo:paragraph-rsid="00195749" style:font-weight-asian="normal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1c1c1c" style:text-position="0% 100%" style:font-name="Calibri" fo:font-size="12pt" fo:font-weight="normal" officeooo:rsid="00139549" officeooo:paragraph-rsid="001b4b66" style:font-name-asian="Calibri1" style:font-size-asian="12pt" style:font-weight-asian="normal" style:font-name-complex="Calibri1" style:font-size-complex="12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1c1c1c" style:text-position="0% 100%" style:font-name="Calibri" fo:font-weight="bold" officeooo:rsid="00139549" officeooo:paragraph-rsid="001b4b66" style:font-weight-asian="bold" style:font-weight-complex="bold"/>
    </style:style>
    <style:style style:name="P2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font-size="12pt" fo:font-weight="bold" officeooo:paragraph-rsid="00189483" style:font-name-asian="Calibri1" style:font-size-asian="12pt" style:font-weight-asian="bold" style:font-name-complex="Calibri1" style:font-size-complex="12pt" style:font-weight-complex="bold"/>
    </style:style>
    <style:style style:name="P27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font-size="12pt" fo:font-weight="bold" officeooo:paragraph-rsid="00195749" style:font-name-asian="Calibri1" style:font-size-asian="12pt" style:font-weight-asian="bold" style:font-name-complex="Calibri1" style:font-size-complex="12pt" style:font-weight-complex="bold"/>
    </style:style>
    <style:style style:name="P28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officeooo:paragraph-rsid="001be458"/>
    </style:style>
    <style:style style:name="P29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1f3864" style:font-name="Calibri" fo:font-size="10pt" fo:font-weight="normal" officeooo:rsid="001505e8" officeooo:paragraph-rsid="001b4b66" style:font-name-asian="Calibri1" style:font-size-asian="10pt" style:font-weight-asian="normal" style:font-name-complex="Calibri1" style:font-size-complex="10pt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111111" style:font-name="Calibri" fo:font-size="12pt" fo:font-weight="normal" officeooo:rsid="001505e8" officeooo:paragraph-rsid="001b4b66" style:font-name-asian="Calibri1" style:font-size-asian="12pt" style:font-weight-asian="normal" style:font-name-complex="Calibri1" style:font-size-complex="12pt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Calibri" fo:font-size="12pt" fo:font-weight="normal" officeooo:rsid="001545ac" officeooo:paragraph-rsid="001b4b66" style:font-name-asian="Calibri1" style:font-size-asian="12pt" style:font-weight-asian="normal" style:font-name-complex="Calibri1" style:font-size-complex="12pt" style:font-weight-complex="normal"/>
    </style:style>
    <style:style style:name="P3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Calibri" fo:font-size="12pt" fo:font-style="italic" fo:font-weight="normal" officeooo:rsid="001545ac" officeooo:paragraph-rsid="001b4b66" style:font-name-asian="Calibri1" style:font-size-asian="12pt" style:font-style-asian="italic" style:font-weight-asian="normal" style:font-name-complex="Calibri1" style:font-size-complex="12pt" style:font-style-complex="italic" style:font-weight-complex="normal"/>
    </style:style>
    <style:style style:name="P3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Calibri" fo:font-size="12pt" fo:font-style="normal" fo:font-weight="normal" officeooo:rsid="0016a9d6" officeooo:paragraph-rsid="001be458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3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Calibri" fo:font-size="12pt" fo:font-style="normal" fo:font-weight="bold" officeooo:rsid="0016a9d6" officeooo:paragraph-rsid="001be458" style:font-name-asian="Calibri1" style:font-size-asian="12pt" style:font-style-asian="normal" style:font-weight-asian="bold" style:font-name-complex="Calibri1" style:font-size-complex="12pt" style:font-style-complex="normal" style:font-weight-complex="bold"/>
    </style:style>
    <style:style style:name="P35" style:family="paragraph" style:parent-style-name="Standard">
      <style:paragraph-properties fo:margin-top="0cm" fo:margin-bottom="0cm" loext:contextual-spacing="false" fo:line-height="115%" fo:text-align="justify" style:justify-single-word="false" fo:break-before="page"/>
      <style:text-properties fo:color="#000000" style:font-name="Calibri" fo:font-size="12pt" fo:font-style="normal" fo:font-weight="bold" officeooo:rsid="0016a9d6" officeooo:paragraph-rsid="001be458" style:font-name-asian="Calibri1" style:font-size-asian="12pt" style:font-style-asian="normal" style:font-weight-asian="bold" style:font-name-complex="Calibri1" style:font-size-complex="12pt" style:font-style-complex="normal" style:font-weight-complex="bold"/>
    </style:style>
    <style:style style:name="T1" style:family="text">
      <style:text-properties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2" style:family="text">
      <style:text-properties fo:font-size="12pt" fo:font-weight="bold" officeooo:rsid="000fc7a6" style:font-name-asian="Calibri1" style:font-size-asian="12pt" style:font-weight-asian="bold" style:font-name-complex="Calibri1" style:font-size-complex="12pt" style:font-weight-complex="bold"/>
    </style:style>
    <style:style style:name="T3" style:family="text">
      <style:text-properties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4" style:family="text">
      <style:text-properties fo:font-size="12pt" style:font-name-asian="Calibri1" style:font-size-asian="12pt" style:font-name-complex="Calibri1" style:font-size-complex="12pt"/>
    </style:style>
    <style:style style:name="T5" style:family="text">
      <style:text-properties fo:font-size="12pt" officeooo:rsid="0007e8f9" style:font-size-asian="12pt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189483" style:font-size-asian="12pt" style:font-size-complex="12pt"/>
    </style:style>
    <style:style style:name="T8" style:family="text">
      <style:text-properties fo:font-size="12pt" officeooo:rsid="0010b52d" style:font-size-asian="12pt" style:font-size-complex="12pt"/>
    </style:style>
    <style:style style:name="T9" style:family="text">
      <style:text-properties fo:font-size="12pt" officeooo:rsid="00174f4b" style:font-size-asian="12pt" style:font-size-complex="12pt"/>
    </style:style>
    <style:style style:name="T10" style:family="text">
      <style:text-properties fo:font-size="12pt" officeooo:rsid="00195749" style:font-size-asian="12pt" style:font-size-complex="12pt"/>
    </style:style>
    <style:style style:name="T11" style:family="text">
      <style:text-properties fo:font-size="12pt" fo:font-weight="normal" style:font-name-asian="Calibri1" style:font-size-asian="12pt" style:font-weight-asian="normal" style:font-name-complex="Calibri1" style:font-size-complex="12pt" style:font-weight-complex="normal"/>
    </style:style>
    <style:style style:name="T12" style:family="text">
      <style:text-properties fo:font-size="12pt" fo:font-weight="normal" officeooo:rsid="0010b52d" style:font-name-asian="Calibri1" style:font-size-asian="12pt" style:font-weight-asian="normal" style:font-name-complex="Calibri1" style:font-size-complex="12pt" style:font-weight-complex="normal"/>
    </style:style>
    <style:style style:name="T13" style:family="text">
      <style:text-properties fo:font-size="12pt" fo:font-weight="normal" officeooo:rsid="001b4b66" style:font-name-asian="Calibri1" style:font-size-asian="12pt" style:font-weight-asian="normal" style:font-name-complex="Calibri1" style:font-size-complex="12pt" style:font-weight-complex="normal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195749" style:font-size-asian="12pt" style:font-weight-asian="normal" style:font-size-complex="12pt" style:font-weight-complex="normal"/>
    </style:style>
    <style:style style:name="T16" style:family="text">
      <style:text-properties style:font-name-asian="Calibri1" style:font-name-complex="Calibri1"/>
    </style:style>
    <style:style style:name="T17" style:family="text">
      <style:text-properties officeooo:rsid="0007e8f9" style:font-name-asian="Calibri1" style:font-name-complex="Calibri1"/>
    </style:style>
    <style:style style:name="T18" style:family="text">
      <style:text-properties officeooo:rsid="00174f4b" style:font-name-asian="Calibri1" style:font-name-complex="Calibri1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1b4b66"/>
    </style:style>
    <style:style style:name="T21" style:family="text">
      <style:text-properties fo:color="#000000" officeooo:rsid="001545ac"/>
    </style:style>
    <style:style style:name="T22" style:family="text">
      <style:text-properties fo:color="#000000" officeooo:rsid="001545ac"/>
    </style:style>
    <style:style style:name="T23" style:family="text">
      <style:text-properties fo:color="#000000"/>
    </style:style>
    <style:style style:name="T24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25" style:family="text">
      <style:text-properties fo:color="#000000" fo:font-size="10pt" style:font-size-asian="10pt" style:font-size-complex="10pt"/>
    </style:style>
    <style:style style:name="T26" style:family="text">
      <style:text-properties fo:color="#000000" fo:font-size="10pt" officeooo:rsid="001505e8" style:font-size-asian="10pt" style:font-size-complex="10pt"/>
    </style:style>
    <style:style style:name="T27" style:family="text">
      <style:text-properties fo:color="#000000" officeooo:rsid="001505e8"/>
    </style:style>
    <style:style style:name="T28" style:family="text">
      <style:text-properties fo:color="#000000" fo:font-weight="bold" style:font-weight-asian="bold" style:font-weight-complex="bold"/>
    </style:style>
    <style:style style:name="T29" style:family="text">
      <style:text-properties fo:color="#000000" fo:font-weight="bold" officeooo:rsid="001545ac" style:font-weight-asian="bold" style:font-weight-complex="bold"/>
    </style:style>
    <style:style style:name="T30" style:family="text">
      <style:text-properties fo:color="#000000" fo:font-weight="bold" officeooo:rsid="001505e8" style:font-weight-asian="bold" style:font-weight-complex="bold"/>
    </style:style>
    <style:style style:name="T31" style:family="text">
      <style:text-properties fo:color="#000000" officeooo:rsid="001b4b66"/>
    </style:style>
    <style:style style:name="T32" style:family="text">
      <style:text-properties fo:color="#000000" officeooo:rsid="001be458"/>
    </style:style>
    <style:style style:name="T33" style:family="text">
      <style:text-properties fo:color="#1f3864" fo:font-weight="bold" officeooo:rsid="001505e8" style:font-weight-asian="bold" style:font-weight-complex="bold"/>
    </style:style>
    <style:style style:name="T34" style:family="text">
      <style:text-properties fo:color="#1f3864" officeooo:rsid="001505e8"/>
    </style:style>
    <style:style style:name="T35" style:family="text">
      <style:text-properties fo:color="#111111" officeooo:rsid="001b4b66"/>
    </style:style>
    <style:style style:name="T36" style:family="text">
      <style:text-properties fo:color="#111111" officeooo:rsid="001be458"/>
    </style:style>
    <style:style style:name="T37" style:family="text">
      <style:text-properties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38" style:family="text">
      <style:text-properties style:font-name="Calibri" fo:font-size="12pt" fo:font-weight="bold" officeooo:rsid="001be458" style:font-name-asian="Calibri1" style:font-size-asian="12pt" style:font-weight-asian="bold" style:font-name-complex="Calibri1" style:font-size-complex="12pt" style:font-weight-complex="bold"/>
    </style:style>
    <style:style style:name="T39" style:family="text">
      <style:text-properties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40" style:family="text">
      <style:text-properties style:font-name="Calibri" fo:font-size="12pt" fo:font-weight="bold" officeooo:rsid="000fc7a6" style:font-name-asian="Calibri1" style:font-size-asian="12pt" style:font-weight-asian="bold" style:font-name-complex="Calibri1" style:font-size-complex="12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40">RESPOSTAS </text:span><text:span text:style-name="T37">DE EXTENSÃO </text:span><text:span text:style-name="T37">DE DESENVOLVIMENTO RÁPIDO DE APLICAÇÕES EM PYTHON</text:span></text:p>
      <text:p text:style-name="P28"><text:span text:style-name="T38">PROJETO AEGIS</text:span></text:p>
      <text:p text:style-name="P1"><text:span text:style-name="T1"/></text:p>
      <text:p text:style-name="P4">I - DIAGNÓSTICO E TEORIZAÇÃO</text:p>
      <text:p text:style-name="P26"/>
      <text:p text:style-name="P2">1. Identificação das partes envolvidas e parceiros</text:p>
      <text:p text:style-name="P2"/>
      <text:p text:style-name="P11"><text:span text:style-name="T16">A base de pesquisa para este trabalho foram os pequenos empreendedores situados na Rua José de Alencar em Boa Vista de São Caetano, </text:span><text:span text:style-name="T17">Salvador. A escolha desse público para e elaboração desse projeto se dá por que, no Brasil atualmente, muitas pessoas que vivem em comunidades não conseguem um emprego formal e criam seus próprios negócios se tornado microempreendedores. Essa rua foi escolhia por conter muitos micorempreendedores que dependem de seus negócios para sobreviver e movimentam a economia da comunidade e trazendo serviços essenciais aos moradores. Durante a pesquisa houve conversas e pesquisas em seis estabelecimentos, incluindo lojas de roupas, bares, mercearias entre outros serviços. Esses empreendedores contribuíram com dados valiosos mas pediram que suas identidades fosse</text:span><text:span text:style-name="T18">m </text:span><text:span text:style-name="T17">preservadas. Apenas a proprietária de uma loja de roupas – Lourdes Lessa autorizou a captura de imagens e sua identificação <text:s/>na documentação do projeto. Loja situada na Rua José de Alencar, Nº 62.</text:span></text:p>
      <text:p text:style-name="P6"><text:span text:style-name="T1"/></text:p>
      <text:p text:style-name="P16">2. Situação-problema identificada</text:p>
      <text:p text:style-name="P12"/>
      <text:p text:style-name="P7"><text:span text:style-name="T5">D</text:span><text:span text:style-name="T6">urante as conversas com os empreendedores foi identificado que os principais problemas são controle de estoque, controle de vendas, controle de clientes e identificação de fornecedores. Tudo isso dificulta uma boa gestão do negócio trazendo divídas e dificuldade de cobrar os clientes </text:span><text:span text:style-name="T7">devedores, </text:span><text:span text:style-name="T6">já que, em muitos casos, os registros são feitos em cadernos.</text:span></text:p>
      <text:p text:style-name="P13"/>
      <text:p text:style-name="P16">3. Demanda sociocomunitária e motivação acadêmica</text:p>
      <text:p text:style-name="P16"/>
      <text:p text:style-name="P9"><text:span text:style-name="T5">U</text:span><text:span text:style-name="T6">ma plataforma de gerência de estoque e vendas, onde seria possível controlar as demandas do neǵocio dentro da casa ou estabelecimento de cada empreendedor seria algo de grande impacto positivo na vida dos empreendedores. </text:span><text:span text:style-name="T8">Tanto para gerir seus negócios, para identificar de forma justa o que cada cliente consumiu, para identificar o balanço do estoque para que não falte nem sobre produtos. Tudo isso pode fazer a diferença para que um pequeno empreendedor consiga gerir merlhor seus negócios e assim trazer lucro, já que para todos os entrevistados essa é a forma de sobreviência principal. </text:span><text:span text:style-name="T6">A utilização de python de desenvolvimento com RAD é essencial para trazer essa mudança é essesncial para trazer esse projeto mais rápido e de forma eficiente.</text:span></text:p>
      <text:p text:style-name="P9"><text:span text:style-name="T6"/></text:p>
      <text:p text:style-name="P9"><text:soft-page-break/><text:span text:style-name="T6"/></text:p>
      <text:p text:style-name="P9"><text:span text:style-name="T8"/></text:p>
      <text:p text:style-name="P17">4. Objetivos a serem alcançados em relação à situação-problema identificada</text:p>
      <text:p text:style-name="P17"/>
      <text:p text:style-name="P8"><text:span text:style-name="T6">O </text:span><text:span text:style-name="T9">objetivo principal é desenvolver uma plataforma </text:span><text:span text:style-name="T6">digital para gerência do negócio com três atividdes principais: Controle do estoque, controle de clientes e visualização de vendas para gerência do negócio. </text:span><text:span text:style-name="T10">A </text:span><text:span text:style-name="T7">utilização do Python e as bases d</text:span><text:span text:style-name="T10">a</text:span><text:span text:style-name="T7"> RAD (Desenvolvimento Rápido de Aplicações) </text:span><text:span text:style-name="T10">serão as ferramentas principais de elaboração desse projeto, já que, com o Python será realizado o back end principal do projeto, dando vida às principais funcionalidades do sistema. Já a RAD serão essenciais para planejar e executar todas as etapas de contrução, testes e as melhores técnicas de escolha de softwares para apoiar a construção do projeto, de forma que o projeto seja disponibilizado o mais rápido e eficiente possível</text:span><text:span text:style-name="T6">. Com essa ferramenta, os empreendedores poderam gerir seus negócios de casa sem a necessidade de compara softwares caros e de difícil acesso.</text:span></text:p>
      <text:p text:style-name="P8"><text:span text:style-name="T6"/></text:p>
      <text:p text:style-name="P3">II - PLANEJAMENTO PARA DESENVOLVIMENTO DO PROJETO</text:p>
      <text:p text:style-name="P27"/>
      <text:p text:style-name="P18">1. Plano de trabalho com cronograma das atividades</text:p>
      <text:p text:style-name="P18"/>
      <text:p text:style-name="P10"><text:span text:style-name="T6">Objetivo: </text:span><text:span text:style-name="T14">Criar uma plataforma online para gerência de pequenos negócios, utilizando </text:span><text:span text:style-name="T15">Python e suas ferramantas para construção do back end do projeto com as principais funcionalidades e conexão com o banco de dados. Além de utilização dos princípios da RAD para a ráṕida contstrução e assegurar a qualidade do projeto. </text:span><text:span text:style-name="T14"><text:s/>Ao final disponibilizar online para a utilização dos empreendedores.</text:span></text:p>
      <text:p text:style-name="P10"><text:span text:style-name="T14"/></text:p>
      <text:p text:style-name="P23"><text:span text:style-name="T1">Ação 1: </text:span><text:span text:style-name="T4">Abordagem com os empreendedores para despertar o interesse para coleta de informações para o projeto.</text:span></text:p>
      <text:p text:style-name="P14"/>
      <text:p text:style-name="P10"><text:span text:style-name="T6">Ação 2:</text:span><text:span text:style-name="T14"> Reuniões e conversas com cada empreendedor para enteder as principais dificuldades de cada para coletar material para análise de requisitos.</text:span></text:p>
      <text:p text:style-name="P14"><text:span text:style-name="T15"/></text:p>
      <text:p text:style-name="P20">Ação 3: <text:span text:style-name="T19">Levnatamento de requisitos do projeto, levando em conta o nível de instrução de cada empreendedor para adequar as funcinalidades para que sejam de uso mais fácil.</text:span></text:p>
      <text:p text:style-name="P20"><text:span text:style-name="T19"/></text:p>
      <text:p text:style-name="P19">Ação 4:<text:span text:style-name="T19"> Apartir dos requisitos, modelagem, criação e testes com o banco de dados (Scripts disponibilizados no GitHub do projeto, Link nas evidências do projeto).</text:span></text:p>
      <text:p text:style-name="P19"><text:span text:style-name="T19"/></text:p>
      <text:p text:style-name="P19">Ação 5: <text:span text:style-name="T19">Com os requisitos e a as entidades principais, fazer a elaboração do back end em Python, utilizando a IDE VSCode.</text:span></text:p>
      <text:p text:style-name="P19"><text:soft-page-break/><text:span text:style-name="T19"/></text:p>
      <text:p text:style-name="P19">Ação 6: <text:span text:style-name="T19">Realizar testes do back end do projeto pelo método HTTP utilizando o Postman para testar cada funcionalidade.</text:span></text:p>
      <text:p text:style-name="P19"><text:span text:style-name="T19"/></text:p>
      <text:p text:style-name="P19">Ação 7: <text:span text:style-name="T19">Conexão do back end em Python com o SGBD Postgre SQL e a realização de testes de CRUD com o banco de dados e verificar se a integridade dos dados está sendo mantida corretamente.</text:span></text:p>
      <text:p text:style-name="P19"><text:span text:style-name="T19"/></text:p>
      <text:p text:style-name="P19">Ação 8:<text:span text:style-name="T19"> Construção do Front end com HTML, CSS e Bootstrap e realização de testes com o front end finalizado.</text:span></text:p>
      <text:p text:style-name="P19"><text:span text:style-name="T19"/></text:p>
      <text:p text:style-name="P21">Ação <text:span text:style-name="T20">9</text:span>:<text:span text:style-name="T19"> Disponibilização da plataforma.</text:span></text:p>
      <text:p text:style-name="P21"><text:span text:style-name="T19"/></text:p>
      <text:p text:style-name="P15"/>
      <text:p text:style-name="P21">2. Envolvimento do público participante</text:p>
      <text:p text:style-name="P21"/>
      <text:p text:style-name="P15">- Abordagem e apresentação da proposta aos empreendedores para despertar o interesse</text:p>
      <text:p text:style-name="P15">- Reuniões com cada empreendedor para entender as principais demandas e dificuldades de cada um</text:p>
      <text:p text:style-name="P15">- Nova procura aos empreendedores para verificar se as funcionalidades criadas atendem aos requisitos apresentados em reuniões anteriores</text:p>
      <text:p text:style-name="P15"><text:span text:style-name="T19">- Mostrar a plataforma aos empreendedores, as funcionalidades e verificar se os requisitos foram atendidos</text:span></text:p>
      <text:p text:style-name="P19"><text:span text:style-name="T19"/></text:p>
      <text:p text:style-name="P21">3. Avaliação dos resultados alcançados</text:p>
      <text:p text:style-name="P24"/>
      <text:p text:style-name="P25"><text:span text:style-name="T4">Objetivo: </text:span><text:span text:style-name="T11">Criar uma p</text:span><text:span text:style-name="T12">lataforma digital para gerência do negócio com três atividdes principais: Controle do estoque, controle de clientes e visualização de vendas para gerência do negócio. </text:span><text:span text:style-name="T11">Utilizando o </text:span><text:span text:style-name="T13">Python como ferramenta principal para construção do back end, HTML, CSS e Bootstrap para o Front ende, SGBD Postgre SQL e metodologia RAD para uma rápida e eficiente elaboração do projeto.</text:span></text:p>
      <text:p text:style-name="P15"/>
      <text:p text:style-name="P15">- Apresentação do projeto aos empreendedores de forma presencial e mostrar ao empreendedores como cada parte do projeto funcionar</text:p>
      <text:p text:style-name="P15"><text:span text:style-name="T19">- Observar se o projeto traz satisfação e ajuda a resolver os problemas identificados nas reuniões anteriores</text:span></text:p>
      <text:p text:style-name="P19"><text:span text:style-name="T19"/></text:p>
      <text:p text:style-name="P5">III - ENCERRAMENTO DO PROJETO</text:p>
      <text:p text:style-name="P21"/>
      <text:p text:style-name="P21">1. Relato da experiência individual no desenvolvimento da atividade</text:p>
      <text:p text:style-name="P21"/>
      <text:p text:style-name="P15"><text:span text:style-name="T24">1. CONTEXTUALIZAÇÃO –</text:span><text:span text:style-name="T25"> </text:span><text:span text:style-name="T27">A realização do projeto trouxe um entendimento de como </text:span><text:span text:style-name="T31">fazer um bom planejamento de projetos com a metodologia RAD, para </text:span><text:soft-page-break/><text:span text:style-name="T31">poder construir e disponibilizar projetos com rapidez e eficiência, como as ferramentas de desenvolvimento podem auxiliar no dia a dia da programação dos projetos, já que, a rápida elaboração do projeto trouxe mais comodidade aos empreendedores. E de como o Python, como uma linguagem com pouca verbosidade se torna uma excelente ferramenta para construir projetos que não dispõem de muito tempo, mas que a linguagem proporciona bom controle das funcionalidades criadas e da manutenção dos dados que serão enviados ao SGBD. Tudo isso contribuiu para trazer um projeto eficiente e bem montado em pouco tempo</text:span><text:span text:style-name="T27">. A utilização da plataforma agora permite que cada empreendedor consiga administrar com mais precisão seus negócios, ter o controle das vendas, além disso se tornou uma poderosa ferramenta para a sobrevivência de seus negócios.</text:span></text:p>
      <text:p text:style-name="P29"/>
      <text:p text:style-name="P15"><text:span text:style-name="T33">2. </text:span><text:span text:style-name="T28">M</text:span><text:span text:style-name="T29">ETODOLOGIA</text:span><text:span text:style-name="T33">:</text:span><text:span text:style-name="T34"> </text:span><text:span text:style-name="T35">Após a análise dos requisitos o banco de dados foi modelado utilizando o BrModelo e criado utilizando o SGBD Postgre SQL, visto que é uma ferramenta de código aberto e sua fácil utilização. O back end construído em Python, com auxílio do Django para criação das funcionalidades, manutenção e envio dos dados para o SGBD, assegurando a segurança da plataforna e protegendo os dados dos empreendedores. O projeto utilizou padrão MVC e métodos HTTP para adequar poder se adequar como uma ferramenta online utilizada pelos empreendedores. </text:span><text:span text:style-name="T36">E para um bom design da plataforma e garantir uma boa usabilidade e fácil identifiação das funcionalidades, no front end foram utilizados HTML, CSS e Bootstrap.</text:span></text:p>
      <text:p text:style-name="P30"/>
      <text:p text:style-name="P15"><text:span text:style-name="T30">3. RESULTADOS E DISCUSSÃO –</text:span><text:span text:style-name="T26"> </text:span><text:span text:style-name="T21">Durante discussões com os empreendedores para apresentação do projeto foi identificada a satisfação com as funcionalidades da plataforma, a gerência do estoque foi a mais comemorada já quem muitos não tinham nenhuma ferramenta para gerir estoque. O controle de vendas e as pesquisas por datas tabém foi elogiado, já que muitos utilizarão para balanço de vendas de </text:span><text:span text:style-name="T32">dia, </text:span><text:span text:style-name="T21">mês e ano alem de controlar o que e quando cada cliente consumiu. <text:s/>Segue breve relato da empreendedora Lourdes Lessa durante o teste da plataforma:</text:span></text:p>
      <text:p text:style-name="P31"/>
      <text:p text:style-name="P32">- “Muito bom o projeto, sempre tive dificuldade para controlar as vendas por que anoto no carderno e às vezes na correria de atender os clientes, esqueço de anotar, também muito boa a parte dos produtos onde eu posso ver tudo que tem no meu estoque sem precisar ficar procurando nas pilhas de cadernos que tenho. Adorei o projeto”</text:p>
      <text:p text:style-name="P32"/>
      <text:p text:style-name="P22"><text:span text:style-name="T21">A</text:span><text:span text:style-name="T23">o final da apresentação do projeto a cada empreendedor eles agradeceram e informaram que o projeto será de grande impacto em suas vidas e para trazer mais comodidade nas tarefas de gerência do dia a dia</text:span></text:p>
      <text:p text:style-name="P22"><text:span text:style-name="T23"/></text:p>
      <text:p text:style-name="P35">2. Evidências das atividades realizadas</text:p>
      <text:p text:style-name="P34"/>
      <text:p text:style-name="P33">Fotos e vídeos e descrever o que acontece</text:p>
      <text:p text:style-name="P33"/>
      <text:p text:style-name="P33">Link do github</text:p>
      <text:p text:style-name="P33"><text:span text:style-name="T2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28T22:49:02.448615467</meta:creation-date>
    <dc:date>2024-09-28T23:32:06.748665279</dc:date>
    <meta:editing-duration>PT3M13S</meta:editing-duration>
    <meta:editing-cycles>1</meta:editing-cycles>
    <meta:document-statistic meta:table-count="0" meta:image-count="0" meta:object-count="0" meta:page-count="5" meta:paragraph-count="42" meta:word-count="1413" meta:character-count="9007" meta:non-whitespace-character-count="7630"/>
    <meta:generator>LibreOffice/6.4.7.2$Linux_X86_64 LibreOffice_project/40$Build-2</meta:generator>
  </office:meta>
</office:document-meta>
</file>